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049" officeooo:paragraph-rsid="0008c049"/>
    </style:style>
    <style:style style:name="P2" style:family="paragraph" style:parent-style-name="Standard">
      <style:text-properties officeooo:rsid="000a17b5" officeooo:paragraph-rsid="000a17b5"/>
    </style:style>
    <style:style style:name="P3" style:family="paragraph" style:parent-style-name="Standard">
      <style:text-properties officeooo:rsid="000bcc59" officeooo:paragraph-rsid="000bcc59"/>
    </style:style>
    <style:style style:name="P4" style:family="paragraph" style:parent-style-name="Standard">
      <style:text-properties officeooo:rsid="000d12a7" officeooo:paragraph-rsid="000d12a7"/>
    </style:style>
    <style:style style:name="P5" style:family="paragraph" style:parent-style-name="Standard">
      <style:text-properties officeooo:rsid="000f4603" officeooo:paragraph-rsid="000f4603"/>
    </style:style>
    <style:style style:name="P6" style:family="paragraph" style:parent-style-name="Preformatted_20_Text">
      <style:text-properties fo:color="#a9b7c6" style:font-name="Source Code Pro" officeooo:rsid="000bcc59" officeooo:paragraph-rsid="000bcc59"/>
    </style:style>
    <style:style style:name="P7" style:family="paragraph" style:parent-style-name="Preformatted_20_Text">
      <style:text-properties fo:color="#a9b7c6" style:font-name="Source Code Pro" officeooo:rsid="000d12a7" officeooo:paragraph-rsid="000d12a7"/>
    </style:style>
    <style:style style:name="T1" style:family="text">
      <style:text-properties fo:background-color="#232525" loext:char-shading-value="0"/>
    </style:style>
    <style:style style:name="T2" style:family="text">
      <style:text-properties fo:color="#cc7832" fo:font-weight="bold" fo:background-color="#232525" loext:char-shading-value="0"/>
    </style:style>
    <style:style style:name="T3" style:family="text">
      <style:text-properties fo:color="#cc7832" fo:background-color="#232525" loext:char-shading-value="0"/>
    </style:style>
    <style:style style:name="T4" style:family="text">
      <style:text-properties fo:color="#cc7832" officeooo:rsid="000d12a7" fo:background-color="#232525" loext:char-shading-value="0"/>
    </style:style>
    <style:style style:name="T5" style:family="text">
      <style:text-properties fo:color="#6a8759" fo:background-color="#232525" loext:char-shading-value="0"/>
    </style:style>
    <style:style style:name="T6" style:family="text">
      <style:text-properties fo:color="#9876aa" fo:background-color="#232525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public est le dossier accesible au serveur web (framework,,,,,)</text:p>
      <text:p text:style-name="P1"/>
      <text:p text:style-name="P1">Mettre la page index et les images et le CSS dans public,</text:p>
      <text:p text:style-name="P1"/>
      <text:p text:style-name="P2">Crédentials,php : identifiant pour se connecter au server,</text:p>
      <text:p text:style-name="P2">Crédenttials-distrib,php = permet d’envoyer sur Git hub le crédentials sans les identifiant,</text:p>
      <text:p text:style-name="P2"/>
      <text:p text:style-name="P2"/>
      <text:p text:style-name="P3">le die ne doit jamais rester sauf quand on debug,</text:p>
      <text:p text:style-name="P3">On l’arrete plutot avec des exeptions,</text:p>
      <text:p text:style-name="P3"/>
      <text:p text:style-name="P3"/>
      <text:p text:style-name="P4">est une exeption :</text:p>
      <text:p text:style-name="P3"/>
      <text:p text:style-name="P6"><text:span text:style-name="T2">throw new </text:span><text:span text:style-name="T1">mysqli_sql_exception(</text:span><text:span text:style-name="T5">"failed to run query: (" </text:span><text:span text:style-name="T1">. </text:span><text:span text:style-name="T6">$mysqli</text:span><text:span text:style-name="T1">-&gt;</text:span><text:span text:style-name="T6">errno </text:span><text:span text:style-name="T1">. </text:span><text:span text:style-name="T5">") " </text:span><text:span text:style-name="T1">. </text:span><text:span text:style-name="T6">$mysqli</text:span><text:span text:style-name="T1">-&gt;</text:span><text:span text:style-name="T6">error</text:span><text:span text:style-name="T1">)</text:span><text:span text:style-name="T3">;</text:span><text:span text:style-name="T4">nn)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pan text:style-name="T3">$datza = listUser($co</text:span></text:p>
      <text:p text:style-name="P3"/>
      <text:p text:style-name="P3"/>
      <text:p text:style-name="P5">Id est la réf,</text:p>
      <text:p text:style-name="P5"/>
      <text:p text:style-name="P5">Dans le cas <text:s/>aller dans list </text:p>
      <text:p text:style-name="P5"/>
      <text:p text:style-name="P5"/>
      <text:p text:style-name="P5">getuser,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4:21:38.292930591</meta:creation-date>
    <dc:date>2017-03-15T18:25:34.694559601</dc:date>
    <meta:editing-duration>PT42M15S</meta:editing-duration>
    <meta:editing-cycles>1</meta:editing-cycles>
    <meta:document-statistic meta:table-count="0" meta:image-count="0" meta:object-count="0" meta:page-count="1" meta:paragraph-count="12" meta:word-count="90" meta:character-count="556" meta:non-whitespace-character-count="476"/>
    <meta:generator>LibreOffice/5.1.6.2$Linux_X86_64 LibreOffice_project/10m0$Build-2</meta:generator>
  </office:meta>
</office:document-meta>
</file>